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92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 = random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úmero de nós no grafo</text:p>
          </table:table-cell>
          <table:table-cell office:value-type="string" calcext:value-type="string">
            <text:p>LCT + sqrt(n)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Pri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0.35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2.9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.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4.2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5.2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7.9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1.0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8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15.3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15.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3.7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2.7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4.0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6.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9.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21.2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9.1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18.4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9.0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9.6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14.8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36.2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39.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3.02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24.1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28.4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35.72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45.1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31.3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8.57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37.7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48.27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55.1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9.23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4.30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3.80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9.4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62.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71.29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27.4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47.9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17.20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59.43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85.33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98.13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7.2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10.37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44.1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84.38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26.69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32.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28.32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17.1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55.07</text:p>
          </table:table-cell>
          <table:table-cell office:value-type="string" calcext:value-type="string">
            <text:p>72.93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02.5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59.67</text:p>
          </table:table-cell>
          <table:table-cell office:value-type="string" calcext:value-type="string">
            <text:p>81.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64.26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94.61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42.77</text:p>
          </table:table-cell>
          <table:table-cell office:value-type="string" calcext:value-type="string">
            <text:p>96.79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86.4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202.31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22.68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67.49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11.13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138.6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60.86</text:p>
          </table:table-cell>
          <table:table-cell office:value-type="string" calcext:value-type="string">
            <text:p>182.6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.09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7.5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36.77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71.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0.35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57.01</text:p>
          </table:table-cell>
          <table:table-cell office:value-type="string" calcext:value-type="string">
            <text:p>157.54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35.33</text:p>
          </table:table-cell>
        </table:table-row>
      </table:table>
      <table:table table:name="q = 10^4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úmero de nós no grafo</text:p>
          </table:table-cell>
          <table:table-cell office:value-type="string" calcext:value-type="string">
            <text:p>LCT + sqrt(n)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Prim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4.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16.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32.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8.2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31.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9.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6.9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6.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55.4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4.0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53.3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48.7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52.4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50.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63.4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36.3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63.9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78.5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65.6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74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 style:data-style-name="N2" text:time-value="16:21:13.37396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3:26:08.562256115</meta:creation-date>
    <dc:date>2019-02-24T16:21:37.466869582</dc:date>
    <meta:editing-duration>PT44M7S</meta:editing-duration>
    <meta:editing-cycles>6</meta:editing-cycles>
    <meta:generator>LibreOffice/5.1.6.2$Linux_X86_64 LibreOffice_project/10m0$Build-2</meta:generator>
    <meta:document-statistic meta:table-count="2" meta:cell-count="496" meta:object-count="0"/>
  </office:meta>
</office:document-meta>
</file>